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FC2CD67593EA6254.png" manifest:media-type="image/png"/>
  <manifest:file-entry manifest:full-path="Pictures/10001A8F0000160E00001623A4203AC086B253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902cm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.764cm"/>
    </style:style>
    <style:style style:name="gr7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1cm" fo:min-width="0.764cm"/>
    </style:style>
    <style:style style:name="gr10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3.753cm" fo:min-width="6.999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min-height="3.753cm" fo:min-width="6.753cm" fo:padding-top="0.135cm" fo:padding-bottom="0.135cm" fo:padding-left="0.26cm" fo:padding-right="0.26cm"/>
    </style:style>
    <style:style style:name="gr12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.304cm" fo:min-width="1.384cm" fo:padding-top="0.08cm" fo:padding-bottom="0.08cm" fo:padding-left="0.1cm" fo:padding-right="0.1cm" fo:wrap-option="no-wrap"/>
    </style:style>
    <style:style style:name="gr13" style:family="graphic" style:parent-style-name="standard">
      <style:graphic-properties svg:stroke-width="0.03cm" svg:stroke-color="#004586" draw:marker-start-width="0.35cm" draw:marker-end-width="0.35cm" draw:fill="none" draw:textarea-horizontal-align="justify" draw:textarea-vertical-align="middle" draw:auto-grow-height="false" fo:min-height="0.304cm" fo:min-width="1.394cm" fo:padding-top="0.08cm" fo:padding-bottom="0.08cm" fo:padding-left="0.1cm" fo:padding-right="0.1cm" fo:wrap-option="no-wrap"/>
    </style:style>
    <style:style style:name="gr14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.304cm" fo:min-width="1.422cm" fo:padding-top="0.08cm" fo:padding-bottom="0.08cm" fo:padding-left="0.1cm" fo:padding-right="0.1cm" fo:wrap-option="no-wrap"/>
    </style:style>
    <style:style style:name="gr15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.304cm" fo:min-width="1.394cm" fo:padding-top="0.08cm" fo:padding-bottom="0.08cm" fo:padding-left="0.1cm" fo:padding-right="0.1cm" fo:wrap-option="no-wrap"/>
    </style:style>
    <style:style style:name="gr16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.304cm" fo:min-width="1.422cm" fo:padding-top="0.08cm" fo:padding-bottom="0.08cm" fo:padding-left="0.1cm" fo:padding-right="0.1cm" fo:wrap-option="no-wrap"/>
    </style:style>
    <style:style style:name="gr17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7cm" fo:min-width="2.283cm" fo:padding-top="0.05cm" fo:padding-bottom="0.05cm" fo:padding-left="0.08cm" fo:padding-right="0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  <style:text-properties style:font-name="Hack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c01238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>
      <style:paragraph-properties fo:text-align="center"/>
      <style:text-properties style:font-name="Hack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style:font-name="Hack"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="none"/>
      <style:paragraph-properties fo:text-align="center"/>
      <style:text-properties fo:color="#004586" style:font-name="Hack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/>
      <style:paragraph-properties fo:text-align="center"/>
      <style:text-properties fo:color="#c5000b" style:font-name="Hack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start"/>
      <style:text-properties style:font-name="Hack" fo:font-weight="normal"/>
    </style:style>
    <style:style style:name="P14" style:family="paragraph">
      <loext:graphic-properties draw:fill-color="#ffd320"/>
      <style:paragraph-properties fo:text-align="start"/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0000" style:font-name="Hack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4586" style:font-name="Hack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Hack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c5000b" style:font-name="Hack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333333"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68cm" svg:height="1.385cm" svg:x="13.95cm" svg:y="2.039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" draw:text-style-name="P1" draw:layer="layout" svg:width="1.965cm" svg:height="1.386cm" svg:x="14.959cm" svg:y="4.098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" draw:text-style-name="P1" draw:layer="layout" svg:width="1.965cm" svg:height="1.387cm" svg:x="9.677cm" svg:y="4.218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" draw:text-style-name="P1" draw:layer="layout" svg:width="1.964cm" svg:height="1.387cm" svg:x="6.732cm" svg:y="4.043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" draw:text-style-name="P1" draw:layer="layout" svg:width="1.964cm" svg:height="1.385cm" svg:x="1.203cm" svg:y="2.083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g>
          <draw:path draw:style-name="gr2" draw:text-style-name="P2" draw:layer="layout" svg:width="4.182cm" svg:height="2.356cm" svg:x="6.926cm" svg:y="0.21cm" svg:viewBox="0 0 4183 2357" svg:d="M3723 1629c512 697-721 642-1101 588-409 233-921 153-1126-78-325 211-1323 242-1125-387-409-155-612-698 102-931-240-455 587-707 1023-465 205-542 1096-411 1306 33 512-233 1561 121 921 465 614 231 614 620 0 775z">
            <text:p/>
          </draw:path>
          <draw:path draw:style-name="gr3" draw:text-style-name="P3" draw:layer="layout" svg:width="0.175cm" svg:height="0.212cm" svg:x="10.785cm" svg:y="1.927cm" svg:viewBox="0 0 176 213" svg:d="M82 0c49 74 78 141 94 201l-44 5-45 7c-12-53-42-114-87-183l41-15z">
            <text:p/>
          </draw:path>
          <draw:path draw:style-name="gr3" draw:text-style-name="P3" draw:layer="layout" svg:width="0.153cm" svg:height="0.209cm" svg:x="10.819cm" svg:y="2.205cm" svg:viewBox="0 0 154 210" svg:d="M154 0v13c0 40-7 75-20 107-16 34-36 64-63 90l-35-20-36-20c22-22 38-45 47-70 12-26 18-55 18-87v-11l44-1z">
            <text:p/>
          </draw:path>
          <draw:path draw:style-name="gr3" draw:text-style-name="P3" draw:layer="layout" svg:width="0.279cm" svg:height="0.152cm" svg:x="10.543cm" svg:y="2.418cm" svg:viewBox="0 0 280 153" svg:d="M280 50c-33 24-73 44-115 60-42 17-87 31-137 43l-14-33-14-32c44-10 84-22 123-38 38-15 70-31 100-50l29 25z">
            <text:p/>
          </draw:path>
          <draw:path draw:style-name="gr3" draw:text-style-name="P3" draw:layer="layout" svg:width="0.279cm" svg:height="0.094cm" svg:x="10.201cm" svg:y="2.524cm" svg:viewBox="0 0 280 95" svg:d="M280 66c-87 15-180 25-274 29l-3-33-3-35c87-4 177-12 260-27l9 32z">
            <text:p/>
          </draw:path>
          <draw:path draw:style-name="gr3" draw:text-style-name="P3" draw:layer="layout" svg:width="0.273cm" svg:height="0.074cm" svg:x="9.839cm" svg:y="2.547cm" svg:viewBox="0 0 274 75" svg:d="M274 75h-54c-77 0-152-2-220-7l5-33 3-35c67 5 137 7 212 7 18 0 34 0 54-1v34z">
            <text:p/>
          </draw:path>
          <draw:path draw:style-name="gr3" draw:text-style-name="P3" draw:layer="layout" svg:width="0.265cm" svg:height="0.164cm" svg:x="9.491cm" svg:y="2.528cm" svg:viewBox="0 0 266 165" svg:d="M254 115c-31-4-60-6-87-10-41 22-83 42-123 60l-21-30-23-30c44-19 87-39 132-63l3-2c6-5 15-5 22-5 3 0 5 0 8 1 31 5 65 8 101 11l-6 33zM162 33c6 1 10 1 17 2 6-2 10-6 17-8l-27-27z">
            <text:p/>
          </draw:path>
          <draw:path draw:style-name="gr3" draw:text-style-name="P3" draw:layer="layout" svg:width="0.281cm" svg:height="0.125cm" svg:x="9.169cm" svg:y="2.628cm" svg:viewBox="0 0 282 126" svg:d="M282 62c-89 31-179 53-265 64l-9-33-8-33c81-12 162-31 246-60l17 31z">
            <text:p/>
          </draw:path>
          <draw:path draw:style-name="gr3" draw:text-style-name="P3" draw:layer="layout" svg:width="0.281cm" svg:height="0.086cm" svg:x="8.811cm" svg:y="2.678cm" svg:viewBox="0 0 282 87" svg:d="M282 85c-23 1-45 2-69 2-73 0-146-7-213-21l12-34 13-32c59 13 122 19 188 19 22 0 41-1 61-2l5 33z">
            <text:p/>
          </draw:path>
          <draw:path draw:style-name="gr3" draw:text-style-name="P3" draw:layer="layout" svg:width="0.267cm" svg:height="0.172cm" svg:x="8.49cm" svg:y="2.547cm" svg:viewBox="0 0 268 173" svg:d="M232 173c-89-30-167-73-232-127l33-23 34-23c56 47 124 84 201 110l-18 31z">
            <text:p/>
          </draw:path>
          <draw:path draw:style-name="gr3" draw:text-style-name="P3" draw:layer="layout" svg:width="0.281cm" svg:height="0.142cm" svg:x="8.213cm" svg:y="2.501cm" svg:viewBox="0 0 282 143" svg:d="M282 53c-36 21-76 39-120 54-44 14-91 28-139 36l-12-33-11-33c44-8 86-19 124-31 37-13 72-29 102-46l28 26z">
            <text:p/>
          </draw:path>
          <draw:path draw:style-name="gr3" draw:text-style-name="P3" draw:layer="layout" svg:width="0.281cm" svg:height="0.074cm" svg:x="7.86cm" svg:y="2.591cm" svg:viewBox="0 0 282 75" svg:d="M282 67c-47 6-95 8-144 8-46 0-91-2-138-7l6-33 6-34c41 4 85 6 126 6 44 0 88-2 131-7l5 33z">
            <text:p/>
          </draw:path>
          <draw:path draw:style-name="gr3" draw:text-style-name="P3" draw:layer="layout" svg:width="0.282cm" svg:height="0.133cm" svg:x="7.505cm" svg:y="2.513cm" svg:viewBox="0 0 283 134" svg:d="M265 134c-94-16-183-41-265-76l23-29 21-29c73 31 155 54 239 67l-9 33z">
            <text:p/>
          </draw:path>
          <draw:path draw:style-name="gr3" draw:text-style-name="P3" draw:layer="layout" svg:width="0.245cm" svg:height="0.195cm" svg:x="7.233cm" svg:y="2.339cm" svg:viewBox="0 0 246 196" svg:d="M191 196c-76-45-143-97-191-161l39-18 39-17c43 56 99 104 168 141l-28 26z">
            <text:p/>
          </draw:path>
          <draw:path draw:style-name="gr3" draw:text-style-name="P3" draw:layer="layout" svg:width="0.131cm" svg:height="0.21cm" svg:x="7.144cm" svg:y="2.096cm" svg:viewBox="0 0 132 211" svg:d="M48 211c-31-60-48-129-48-204v-7h45l46 1v6c0 67 13 127 41 179l-41 13z">
            <text:p/>
          </draw:path>
          <draw:path draw:style-name="gr3" draw:text-style-name="P3" draw:layer="layout" svg:width="0.282cm" svg:height="0.172cm" svg:x="6.957cm" svg:y="1.876cm" svg:viewBox="0 0 283 173" svg:d="M193 146l40 3 5-7-44-4c-1 3-1 5-1 8zM280 154l-43-5h-4l-15 24c-80-30-154-73-218-127l33-23 34-23c56 47 120 86 190 111 2 1 3 1 3 2 0 7 13 7 17 12s6 12 6 17c0 2 0 2-1 5 0 2 0 4-2 7z">
            <text:p/>
          </draw:path>
          <draw:path draw:style-name="gr3" draw:text-style-name="P3" draw:layer="layout" svg:width="0.197cm" svg:height="0.21cm" svg:x="6.773cm" svg:y="1.654cm" svg:viewBox="0 0 198 211" svg:d="M126 211c-55-56-98-122-126-191l42-11 42-9c28 62 66 120 114 173l-38 19z">
            <text:p/>
          </draw:path>
          <draw:path draw:style-name="gr3" draw:text-style-name="P3" draw:layer="layout" svg:width="0.105cm" svg:height="0.214cm" svg:x="6.73cm" svg:y="1.391cm" svg:viewBox="0 0 106 215" svg:d="M19 215c-13-43-19-89-19-134 0-27 3-54 8-81l43 5 46 4c-7 24-8 49-8 72 0 41 6 81 17 120l-44 7z">
            <text:p/>
          </draw:path>
          <draw:path draw:style-name="gr3" draw:text-style-name="P3" draw:layer="layout" svg:width="0.195cm" svg:height="0.21cm" svg:x="6.756cm" svg:y="1.126cm" svg:viewBox="0 0 196 211" svg:d="M0 194c25-68 64-133 124-194l36 20 36 22c-54 53-89 109-110 169l-44-7z">
            <text:p/>
          </draw:path>
          <draw:path draw:style-name="gr3" draw:text-style-name="P3" draw:layer="layout" svg:width="0.265cm" svg:height="0.173cm" svg:x="6.941cm" svg:y="0.945cm" svg:viewBox="0 0 266 174" svg:d="M0 128c59-48 134-91 223-128l23 29 20 29c-79 35-148 74-201 116l-34-23z">
            <text:p/>
          </draw:path>
          <draw:path draw:style-name="gr3" draw:text-style-name="P3" draw:layer="layout" svg:width="0.14cm" svg:height="0.218cm" svg:x="7.203cm" svg:y="0.755cm" svg:viewBox="0 0 141 219" svg:d="M48 157l19 31 28-10-17-30c-10 2-20 6-30 9zM84 219l-17-31-12 4c-38-69-55-134-55-192h45 44c0 50 15 107 48 167 3 3 4 7 4 11 0 8-3 13-6 19s-9 7-17 11c-1 1-3 1-6 2-9 2-18 6-28 9z">
            <text:p/>
          </draw:path>
          <draw:path draw:style-name="gr3" draw:text-style-name="P3" draw:layer="layout" svg:width="0.199cm" svg:height="0.205cm" svg:x="7.212cm" svg:y="0.489cm" svg:viewBox="0 0 200 206" svg:d="M0 194c9-39 28-74 50-106 23-32 51-62 87-88l31 24 32 23c-29 22-53 47-71 73-20 27-34 55-42 86l-43-5z">
            <text:p/>
          </draw:path>
          <draw:path draw:style-name="gr3" draw:text-style-name="P3" draw:layer="layout" svg:width="0.279cm" svg:height="0.143cm" svg:x="7.421cm" svg:y="0.349cm" svg:viewBox="0 0 280 144" svg:d="M0 91c75-42 162-73 259-91l10 32 11 34c-84 15-162 44-227 78l-25-26z">
            <text:p/>
          </draw:path>
          <draw:path draw:style-name="gr3" draw:text-style-name="P3" draw:layer="layout" svg:width="0.282cm" svg:height="0.076cm" svg:x="7.773cm" svg:y="0.327cm" svg:viewBox="0 0 283 77" svg:d="M0 8c44-6 89-8 134-8 50 0 99 4 149 9l-7 35-8 33c-44-6-89-8-134-8-42 0-81 1-120 6l-6-33z">
            <text:p/>
          </draw:path>
          <draw:path draw:style-name="gr3" draw:text-style-name="P3" draw:layer="layout" svg:width="0.293cm" svg:height="0.18cm" svg:x="8.124cm" svg:y="0.352cm" svg:viewBox="0 0 294 181" svg:d="M25 0c87 18 173 48 249 89l-21 23 41 11c-1 2-1 3-3 5s-2 4-3 7c-28 61-9 8-17 12s-15 4-22 4c-8 0-16-2-23-4 0-1-2-1-3-3-69-36-144-62-223-78l12-34zM223 181l4-5-3-1-40-10c-2 3-3 4-3 6z">
            <text:p/>
          </draw:path>
          <draw:path draw:style-name="gr3" draw:text-style-name="P3" draw:layer="layout" svg:width="0.234cm" svg:height="0.197cm" svg:x="8.371cm" svg:y="0.217cm" svg:viewBox="0 0 235 198" svg:d="M0 167c23-33 48-63 81-92 30-28 62-53 99-75l27 27 28 27c-31 20-59 40-87 64-25 24-50 51-67 80l-42-16z">
            <text:p/>
          </draw:path>
          <draw:path draw:style-name="gr3" draw:text-style-name="P3" draw:layer="layout" svg:width="0.282cm" svg:height="0.128cm" svg:x="8.63cm" svg:y="0.107cm" svg:viewBox="0 0 283 129" svg:d="M0 69c82-36 174-58 269-69l7 33 7 34c-85 10-166 30-238 62l-22-30z">
            <text:p/>
          </draw:path>
          <draw:path draw:style-name="gr3" draw:text-style-name="P3" draw:layer="layout" svg:width="0.279cm" svg:height="0.093cm" svg:x="8.995cm" svg:y="0.1cm" svg:viewBox="0 0 280 94" svg:d="M0 0h28c84 0 169 9 252 29l-14 33-12 32c-74-17-151-26-226-26-9 0-17 0-25 1l-1-34z">
            <text:p/>
          </draw:path>
          <draw:path draw:style-name="gr3" draw:text-style-name="P3" draw:layer="layout" svg:width="0.272cm" svg:height="0.166cm" svg:x="9.326cm" svg:y="0.154cm" svg:viewBox="0 0 273 167" svg:d="M36 0c85 27 167 68 237 118l-30 24-33 25c-60-45-132-80-210-105l19-31z">
            <text:p/>
          </draw:path>
          <draw:path draw:style-name="gr3" draw:text-style-name="P3" draw:layer="layout" svg:width="0.197cm" svg:height="0.226cm" svg:x="9.594cm" svg:y="0.324cm" svg:viewBox="0 0 198 227" svg:d="M68 0c53 49 99 107 130 172l-21 5 21 27c-7 4-11 6-19 8s-14 5-23 5-15-1-21-5-14-7-18-11c0-2 0-4-2-5-29-59-68-109-115-152l33-22zM87 227l21-5-1-3-20-30c-7 4-15 6-21 10z">
            <text:p/>
          </draw:path>
          <draw:path draw:style-name="gr3" draw:text-style-name="P3" draw:layer="layout" svg:width="0.279cm" svg:height="0.101cm" svg:x="9.839cm" svg:y="0.401cm" svg:viewBox="0 0 280 102" svg:d="M0 39c86-25 182-37 279-39l1 35v33c-86 1-171 12-250 34l-15-32z">
            <text:p/>
          </draw:path>
          <draw:path draw:style-name="gr3" draw:text-style-name="P3" draw:layer="layout" svg:width="0.281cm" svg:height="0.103cm" svg:x="10.204cm" svg:y="0.402cm" svg:viewBox="0 0 282 104" svg:d="M6 0c94 5 187 18 276 39l-14 32-14 33c-81-20-168-31-254-36l3-35z">
            <text:p/>
          </draw:path>
          <draw:path draw:style-name="gr3" draw:text-style-name="P3" draw:layer="layout" svg:width="0.279cm" svg:height="0.158cm" svg:x="10.54cm" svg:y="0.465cm" svg:viewBox="0 0 280 159" svg:d="M31 0c93 27 176 62 249 104l-28 27-26 28c-66-39-144-71-226-97l17-31z">
            <text:p/>
          </draw:path>
          <draw:path draw:style-name="gr3" draw:text-style-name="P3" draw:layer="layout" svg:width="0.215cm" svg:height="0.203cm" svg:x="10.828cm" svg:y="0.616cm" svg:viewBox="0 0 216 204" svg:d="M62 0c39 27 72 58 97 88 28 32 47 66 57 100l-42 9-43 7c-10-26-27-54-47-79-22-26-51-51-84-76l31-25z">
            <text:p/>
          </draw:path>
          <draw:path draw:style-name="gr3" draw:text-style-name="P3" draw:layer="layout" svg:width="0.179cm" svg:height="0.204cm" svg:x="10.877cm" svg:y="0.877cm" svg:viewBox="0 0 180 205" svg:d="M180 1c-1 35-10 69-29 104-17 33-45 68-83 100l-35-21-33-22c30-27 53-55 68-83 14-26 21-53 23-79l44 1z">
            <text:p/>
          </draw:path>
          <draw:path draw:style-name="gr3" draw:text-style-name="P3" draw:layer="layout" svg:width="0.246cm" svg:height="0.193cm" svg:x="10.889cm" svg:y="1.077cm" svg:viewBox="0 0 247 194" svg:d="M48 0c36 17 73 40 106 68 33 26 64 56 93 89l-38 18-38 19c-26-29-53-57-82-79-28-21-59-42-89-58l25-30z">
            <text:p/>
          </draw:path>
          <draw:path draw:style-name="gr3" draw:text-style-name="P3" draw:layer="layout" svg:width="0.164cm" svg:height="0.212cm" svg:x="11.104cm" svg:y="1.297cm" svg:viewBox="0 0 165 213" svg:d="M81 0c40 63 72 133 84 204l-44 5-43 4c-13-63-40-125-78-182l39-15z">
            <text:p/>
          </draw:path>
          <draw:path draw:style-name="gr3" draw:text-style-name="P3" draw:layer="layout" svg:width="0.155cm" svg:height="0.21cm" svg:x="11.118cm" svg:y="1.573cm" svg:viewBox="0 0 156 211" svg:d="M156 1c0 37-8 73-19 109-14 34-34 69-61 101l-38-18-38-19c23-26 38-55 50-83 11-29 17-60 17-91l45 1z">
            <text:p/>
          </draw:path>
          <draw:path draw:style-name="gr3" draw:text-style-name="P3" draw:layer="layout" svg:width="0.272cm" svg:height="0.162cm" svg:x="10.861cm" svg:y="1.796cm" svg:viewBox="0 0 273 163" svg:d="M273 47c-30 23-66 45-105 64-39 20-84 37-137 52l-14-31-17-32c44-13 84-27 120-46 33-16 62-34 87-54l33 24z">
            <text:p/>
          </draw:path>
        </draw:g>
        <draw:frame draw:style-name="gr4" draw:text-style-name="P5" draw:layer="layout" svg:width="2.402cm" svg:height="0.662cm" svg:x="7.984cm" svg:y="0.966cm">
          <draw:text-box>
            <text:p text:style-name="P4"><text:span text:style-name="T1">Internet</text:span></text:p>
          </draw:text-box>
        </draw:frame>
        <draw:line draw:style-name="gr5" draw:text-style-name="P6" draw:layer="layout" svg:x1="2.677cm" svg:y1="2.402cm" svg:x2="7.958cm" svg:y2="1.796cm">
          <text:p/>
        </draw:line>
        <draw:frame draw:style-name="gr6" draw:text-style-name="P7" draw:layer="layout" svg:width="1.264cm" svg:height="0.624cm" svg:x="2.605cm" svg:y="5.188cm">
          <draw:text-box>
            <text:p><text:span text:style-name="T2">Hub2</text:span></text:p>
          </draw:text-box>
        </draw:frame>
        <draw:line draw:style-name="gr7" draw:text-style-name="P6" draw:layer="layout" svg:x1="2.702cm" svg:y1="2.765cm" svg:x2="6.976cm" svg:y2="4.461cm">
          <text:p/>
        </draw:line>
        <draw:line draw:style-name="gr7" draw:text-style-name="P6" draw:layer="layout" svg:x1="2.211cm" svg:y1="3.007cm" svg:x2="2.923cm" svg:y2="4.218cm">
          <text:p/>
        </draw:line>
        <draw:line draw:style-name="gr8" draw:text-style-name="P6" draw:layer="layout" svg:x1="14.197cm" svg:y1="2.789cm" svg:x2="11.397cm" svg:y2="4.461cm">
          <text:p/>
        </draw:line>
        <draw:line draw:style-name="gr8" draw:text-style-name="P6" draw:layer="layout" svg:x1="14.934cm" svg:y1="3.032cm" svg:x2="15.695cm" svg:y2="4.219cm">
          <text:p/>
        </draw:line>
        <draw:line draw:style-name="gr8" draw:text-style-name="P6" draw:layer="layout" svg:x1="11.397cm" svg:y1="4.825cm" svg:x2="15.303cm" svg:y2="4.849cm">
          <text:p/>
        </draw:line>
        <draw:line draw:style-name="gr5" draw:text-style-name="P6" draw:layer="layout" svg:x1="10.046cm" svg:y1="1.917cm" svg:x2="14.222cm" svg:y2="2.402cm">
          <text:p/>
        </draw:line>
        <draw:frame draw:style-name="gr6" draw:text-style-name="P7" draw:layer="layout" svg:width="1.264cm" svg:height="0.624cm" svg:x="15.4cm" svg:y="5.2cm">
          <draw:text-box>
            <text:p><text:span text:style-name="T2">Hub3</text:span></text:p>
          </draw:text-box>
        </draw:frame>
        <draw:frame draw:style-name="gr6" draw:text-style-name="P7" draw:layer="layout" svg:width="1.264cm" svg:height="0.624cm" svg:x="14.4cm" svg:y="1.6cm">
          <draw:text-box>
            <text:p><text:span text:style-name="T2">Hub4</text:span></text:p>
          </draw:text-box>
        </draw:frame>
        <draw:frame draw:style-name="gr6" draw:text-style-name="P7" draw:layer="layout" svg:width="1.264cm" svg:height="0.624cm" svg:x="1.385cm" svg:y="1.675cm">
          <draw:text-box>
            <text:p><text:span text:style-name="T2">Hub1</text:span></text:p>
          </draw:text-box>
        </draw:frame>
        <draw:line draw:style-name="gr7" draw:text-style-name="P6" draw:layer="layout" svg:x1="3.807cm" svg:y1="4.703cm" svg:x2="7.098cm" svg:y2="4.703cm">
          <text:p/>
        </draw:line>
        <draw:frame draw:style-name="gr6" draw:text-style-name="P7" draw:layer="layout" svg:width="1.264cm" svg:height="0.624cm" svg:x="7.247cm" svg:y="5.188cm">
          <draw:text-box>
            <text:p><text:span text:style-name="T2">Hub3</text:span></text:p>
          </draw:text-box>
        </draw:frame>
        <draw:frame draw:style-name="gr9" draw:text-style-name="P7" draw:layer="layout" svg:width="1.264cm" svg:height="0.624cm" svg:x="10cm" svg:y="5.2cm">
          <draw:text-box>
            <text:p><text:span text:style-name="T2">Hub2</text:span></text:p>
          </draw:text-box>
        </draw:frame>
        <draw:custom-shape draw:style-name="gr10" draw:text-style-name="P1" draw:layer="layout" svg:width="7.615cm" svg:height="4.119cm" svg:x="1.081cm" svg:y="1.674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369cm" svg:height="4.119cm" svg:x="9.505cm" svg:y="1.699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71cm" svg:height="0.5cm" svg:x="3.4cm" svg:y="0.5cm">
          <text:p text:style-name="P8"><text:span text:style-name="T3">vlan 4</text:span></text:p>
          <draw:enhanced-geometry svg:viewBox="0 0 21600 21600" draw:text-areas="800 800 20800 20800" draw:type="round-rectangular-callout" draw:modifiers="24768.6732904734 69025.1497005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1.72cm" svg:height="0.5cm" svg:x="0.1cm" svg:y="3.592cm">
          <text:p text:style-name="P10"><text:span text:style-name="T4">vlan 221</text:span></text:p>
          <draw:enhanced-geometry svg:viewBox="0 0 21600 21600" draw:text-areas="800 800 20800 20800" draw:type="round-rectangular-callout" draw:modifiers="33724.1138872748 18711.377245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1.72cm" svg:height="0.5cm" svg:x="4.351cm" svg:y="2.523cm">
          <text:p text:style-name="P10"><text:span text:style-name="T4">vlan 231</text:span></text:p>
          <draw:enhanced-geometry svg:viewBox="0 0 21600 21600" draw:text-areas="800 800 20800 20800" draw:type="round-rectangular-callout" draw:modifiers="7668.564787914 49667.0658682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1.72cm" svg:height="0.5cm" svg:x="4.151cm" svg:y="4.967cm">
          <text:p text:style-name="P10"><text:span text:style-name="T4">vlan 223</text:span></text:p>
          <draw:enhanced-geometry svg:viewBox="0 0 21600 21600" draw:text-areas="800 800 20800 20800" draw:type="round-rectangular-callout" draw:modifiers="17809.6455549099 -9916.16766467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1.75cm" svg:height="0.5cm" svg:x="12.052cm" svg:y="0.668cm">
          <text:p text:style-name="P8"><text:span text:style-name="T5">vlan 4</text:span></text:p>
          <draw:enhanced-geometry svg:viewBox="0 0 21600 21600" draw:text-areas="800 800 20800 20800" draw:type="round-rectangular-callout" draw:modifiers="9005.13992004569 67559.2814371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1.72cm" svg:height="0.5cm" svg:x="10.612cm" svg:y="2.609cm">
          <text:p text:style-name="P8"><text:span text:style-name="T6">vlan 242</text:span></text:p>
          <draw:enhanced-geometry svg:viewBox="0 0 21600 21600" draw:text-areas="800 800 20800 20800" draw:type="round-rectangular-callout" draw:modifiers="23495.177222545 51779.6407185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1.72cm" svg:height="0.5cm" svg:x="15.713cm" svg:y="2.788cm">
          <text:p text:style-name="P8"><text:span text:style-name="T6">vlan 243</text:span></text:p>
          <draw:enhanced-geometry svg:viewBox="0 0 21600 21600" draw:text-areas="800 800 20800 20800" draw:type="round-rectangular-callout" draw:modifiers="-3074.95642068565 46735.329341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1.75cm" svg:height="0.5cm" svg:x="12.374cm" svg:y="5.11cm">
          <text:p text:style-name="P8"><text:span text:style-name="T6">vlan 232</text:span></text:p>
          <draw:enhanced-geometry svg:viewBox="0 0 21600 21600" draw:text-areas="800 800 20800 20800" draw:type="round-rectangular-callout" draw:modifiers="18182.9811536265 -12071.856287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.964cm" svg:height="1.387cm" svg:x="2.187cm" svg:y="4.043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custom-shape draw:style-name="gr17" draw:text-style-name="P14" draw:layer="layout" svg:width="2.442cm" svg:height="0.386cm" draw:transform="rotate (-0.78522363047225) translate (2.173cm 2.3cm)">
          <text:p text:style-name="P13"><text:span text:style-name="T7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2.441cm" svg:height="0.387cm" draw:transform="rotate (-0.732514687062023) translate (13.459cm 2.3cm)">
          <text:p text:style-name="P13"><text:span text:style-name="T7">default route</text:span></text:p>
          <draw:enhanced-geometry svg:viewBox="0 0 21600 21600" draw:text-areas="0 0 21600 21600" draw:mirror-vertical="false" draw:mirror-horizontal="true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18T19:06:34.906199073</dc:date>
    <meta:editing-duration>PT8H37M2S</meta:editing-duration>
    <meta:editing-cycles>37</meta:editing-cycles>
    <meta:generator>LibreOffice/5.4.2.2.0$Linux_X86_64 LibreOffice_project/40m0$Build-2</meta:generator>
    <dc:creator>Philippe Latu</dc:creator>
    <meta:document-statistic meta:object-count="73"/>
  </office:meta>
</office:document-meta>
</file>